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VariableValueImpl.BindVariableValueImpl( NamePathResolver resolver , Name vari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dVariableValueImpl.accept( QOMTre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VariableValueImpl.getBindVari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VariableValueImpl.getBindVariable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